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ssion: </text:p>
      <text:p text:style-name="Standard"/>
      <text:p text:style-name="Standard"><text:tab/>Create a property intruder detection system using computer vision to identify human intruders while ignoring other animate, non-intruding property occupants (pets, things like a Roomba and perhaps even specific people), notifying the user upon intrusion detecteds via email/text. As well, give user control of the system status and settings through a secure UI.</text:p>
      <text:p text:style-name="Standard"/>
      <text:p text:style-name="Standard">Stakeholders: </text:p>
      <text:list xml:id="list3746386537254577887" text:style-name="L1">
        <text:list-item>
          <text:p text:style-name="P2">property owners using the system (I would be one)</text:p>
        </text:list-item>
        <text:list-item>
          <text:p text:style-name="P2">software engineer (also me)</text:p>
        </text:list-item>
        <text:list-item>
          <text:p text:style-name="P2">github community</text:p>
        </text:list-item>
        <text:list-item>
          <text:p text:style-name="P2">professor</text:p>
        </text:list-item>
        <text:list-item>
          <text:p text:style-name="P2">class/peer reviewers</text:p>
        </text:list-item>
      </text:list>
      <text:p text:style-name="Standard"/>
      <text:p text:style-name="Standard">Goals: </text:p>
      <text:list xml:id="list8337625726874034281" text:style-name="L2">
        <text:list-item>
          <text:p text:style-name="P3">recognize a face in an image</text:p>
        </text:list-item>
        <text:list-item>
          <text:p text:style-name="P3">recognize human form (head, torso and limbs) in an image. </text:p>
        </text:list-item>
        <text:list-item>
          <text:p text:style-name="P3">Ignore non-intruding entities</text:p>
        </text:list-item>
        <text:list-item>
          <text:p text:style-name="P3">Detect, record and analyze movement within camera perspective </text:p>
        </text:list-item>
        <text:list-item>
          <text:p text:style-name="P3">determine if intruder present</text:p>
        </text:list-item>
        <text:list-item>
          <text:p text:style-name="P3">differentiate between human and non-human movement in camera</text:p>
        </text:list-item>
        <text:list-item>
          <text:p text:style-name="P3">communicate intruder alerts to property owner </text:p>
        </text:list-item>
        <text:list-item>
          <text:p text:style-name="P3">Get as close to six sigma accuracy (quality criteria &amp; testing procedures needed) </text:p>
        </text:list-item>
        <text:list-item>
          <text:p text:style-name="P3">Respond to authorized communication</text:p>
        </text:list-item>
      </text:list>
      <text:p text:style-name="Standard"/>
      <text:p text:style-name="Standard"/>
      <text:p text:style-name="Standard">Requirements: </text:p>
      <text:list xml:id="list1130400484096525589" text:style-name="L3">
        <text:list-item>
          <text:p text:style-name="P4">functional </text:p>
          <text:list>
            <text:list-item>
              <text:p text:style-name="P4"/>
            </text:list-item>
          </text:list>
        </text:list-item>
        <text:list-item>
          <text:p text:style-name="P4">platform</text:p>
          <text:list>
            <text:list-item>
              <text:p text:style-name="P4">Raspberry Pi 3</text:p>
            </text:list-item>
            <text:list-item>
              <text:p text:style-name="P4">Python</text:p>
            </text:list-item>
            <text:list-item>
              <text:p text:style-name="P4">Pi Camera</text:p>
            </text:list-item>
            <text:list-item>
              <text:p text:style-name="P4">Wi-Fi</text:p>
            </text:list-item>
            <text:list-item>
              <text:p text:style-name="P4">OpenCV</text:p>
            </text:list-item>
            <text:list-item>
              <text:p text:style-name="P4"/>
            </text:list-item>
          </text:list>
        </text:list-item>
        <text:list-item>
          <text:p text:style-name="P4">QA</text:p>
          <text:list>
            <text:list-item>
              <text:p text:style-name="P4">External Product Quality </text:p>
              <text:list>
                <text:list-item>
                  <text:p text:style-name="P4">Functionality</text:p>
                </text:list-item>
                <text:list-item>
                  <text:p text:style-name="P4">Reliability</text:p>
                </text:list-item>
                <text:list-item>
                  <text:p text:style-name="P4">Usability</text:p>
                </text:list-item>
                <text:list-item>
                  <text:p text:style-name="P4">Efficiency </text:p>
                </text:list-item>
                <text:list-item>
                  <text:p text:style-name="P4">Maintainability </text:p>
                </text:list-item>
                <text:list-item>
                  <text:p text:style-name="P4">Portability</text:p>
                </text:list-item>
                <text:list-item>
                  <text:p text:style-name="P4">In Use (User system testing)</text:p>
                </text:list-item>
              </text:list>
            </text:list-item>
            <text:list-item>
              <text:p text:style-name="P4">Internal Product Quality</text:p>
              <text:list>
                <text:list-item>
                  <text:p text:style-name="P4"><text:soft-page-break/>Unit testing</text:p>
                  <text:list>
                    <text:list-item>
                      <text:p text:style-name="P4">test all code segments using static, boundary</text:p>
                    </text:list-item>
                  </text:list>
                </text:list-item>
              </text:list>
            </text:list-item>
            <text:list-item>
              <text:p text:style-name="P4">Process Quality</text:p>
              <text:list>
                <text:list-item>
                  <text:p text:style-name="P4">record time &amp; resource allocation </text:p>
                </text:list-item>
                <text:list-item>
                  <text:p text:style-name="P4">using records, attempt to increase accurately time/resource forecast </text:p>
                </text:list-item>
              </text:list>
            </text:list-item>
          </text:list>
        </text:list-item>
        <text:list-item>
          <text:p text:style-name="P4">development process</text:p>
          <text:list>
            <text:list-item>
              <text:p text:style-name="P4">Github.com will be used </text:p>
            </text:list-item>
            <text:list-item>
              <text:p text:style-name="P4">V-Model developing</text:p>
            </text:list-item>
            <text:list-item>
              <text:p text:style-name="P4">SCRUM</text:p>
              <text:list>
                <text:list-item>
                  <text:p text:style-name="P4">SCRUM Master: me</text:p>
                </text:list-item>
                <text:list-item>
                  <text:p text:style-name="P4">SCRUM development team/reviewers: class/professor</text:p>
                </text:list-item>
                <text:list-item>
                  <text:p text:style-name="P4">Product backlog &amp; burn-down chart using Github.com &amp; Waffle.io</text:p>
                </text:list-item>
              </text:list>
            </text:list-item>
            <text:list-item>
              <text:p text:style-name="P4">Agile</text:p>
              <text:list>
                <text:list-item>
                  <text:p text:style-name="P4">Define a beginning set of goals and requirements</text:p>
                </text:list-item>
                <text:list-item>
                  <text:p text:style-name="P4">Modify goals and requirements throughout the development life cycle as they elicit/depreciate themselves or change over time</text:p>
                </text:list-item>
                <text:list-item>
                  <text:p text:style-name="P4">Incremental </text:p>
                </text:list-item>
              </text:list>
            </text:list-item>
          </text:list>
        </text:list-item>
      </text:list>
      <text:p text:style-name="Standard"/>
      <text:p text:style-name="P1">Context, Goal &amp; Sequence diagrams... where do they fit? In the process area? How else can I diagram/model the requirements, the system, the process... all of the above? … upon further reflection, the goal diagrams would clearly go with the goals section. The sequence models within the functional requirements and the context... that's what's getting me: where do the context models/diagrams fit? - <text:span text:style-name="T1">As explained in CSC385_02_Source_Code_Based_Testing_v3.pdf, </text:span></text:p>
      <text:p text:style-name="Standard"/>
      <text:p text:style-name="Standard">Glossary <text:span text:style-name="T3">(</text:span><text:span text:style-name="T4">Unless otherwise specified, IREB's glossary is assumed</text:span><text:span text:style-name="T3">)</text:span>: </text:p>
      <text:list xml:id="list5921567345480365026" text:style-name="L4">
        <text:list-item>
          <text:p text:style-name="P5"><text:span text:style-name="T2">user</text:span> <text:s/>person authorized system control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ferences: </text:p>
      <text:p text:style-name="Standard">Installing OpenCV on Pi 3: </text:p>
      <text:p text:style-name="Standard"><text:a xlink:type="simple" xlink:href="http://www.pyimagesearch.com/2016/04/18/install-guide-raspberry-pi-3-raspbian-jessie-opencv-3/" text:style-name="Internet_20_link" text:visited-style-name="Visited_20_Internet_20_Link">http://www.pyimagesearch.com/2016/04/18/install-guide-raspberry-pi-3-raspbian-jessie-opencv-3/</text:a></text:p>
      <text:p text:style-name="Standard"/>
      <text:p text:style-name="Standard"/>
      <text:p text:style-name="Standard">Raspberry Pi Camera functions: </text:p>
      <text:p text:style-name="Standard"><text:a xlink:type="simple" xlink:href="https://www.raspberrypi.org/documentation/usage/camera/python/README.md" text:style-name="Internet_20_link" text:visited-style-name="Visited_20_Internet_20_Link">https://www.raspberrypi.org/documentation/usage/camera/python/README.md</text:a></text:p>
      <text:p text:style-name="Standard"/>
      <text:p text:style-name="Standard">OpenCV Pedestrian Identification: </text:p>
      <text:p text:style-name="Standard"><text:a xlink:type="simple" xlink:href="http://www.pyimagesearch.com/2015/11/09/pedestrian-detection-opencv/" text:style-name="Internet_20_link" text:visited-style-name="Visited_20_Internet_20_Link">http://www.pyimagesearch.com/2015/11/09/pedestrian-detection-opencv/</text:a></text:p>
      <text:p text:style-name="Standard"/>
      <text:list xml:id="list6559078520811108486" text:style-name="L5">
        <text:list-item>
          <text:list>
            <text:list-item>
              <text:p text:style-name="P6">above built with/on some of these principals: <text:a xlink:type="simple" xlink:href="http://www.pyimagesearch.com/2014/11/10/histogram-oriented-gradients-object-detection/" text:style-name="Internet_20_link" text:visited-style-name="Visited_20_Internet_20_Link">http://www.pyimagesearch.com/2014/11/10/histogram-oriented-gradients-object-detection/</text:a></text:p>
            </text:list-item>
          </text:list>
        </text:list-item>
      </text:list>
      <text:p text:style-name="Standard"/>
      <text:p text:style-name="Standard"><text:soft-page-break/>Two tutorials on using pedestrian identification: </text:p>
      <text:p text:style-name="Standard"/>
      <text:p text:style-name="Standard"><text:a xlink:type="simple" xlink:href="http://www.pyimagesearch.com/2015/05/25/basic-motion-detection-and-tracking-with-python-and-opencv/" text:style-name="Internet_20_link" text:visited-style-name="Visited_20_Internet_20_Link">http://www.pyimagesearch.com/2015/05/25/basic-motion-detection-and-tracking-with-python-and-opencv/</text:a></text:p>
      <text:p text:style-name="Standard"/>
      <text:p text:style-name="Standard"><text:a xlink:type="simple" xlink:href="http://www.pyimagesearch.com/2015/06/01/home-surveillance-and-motion-detection-with-the-raspberry-pi-python-and-opencv/" text:style-name="Internet_20_link" text:visited-style-name="Visited_20_Internet_20_Link">http://www.pyimagesearch.com/2015/06/01/home-surveillance-and-motion-detection-with-the-raspberry-pi-python-and-opencv/</text:a></text:p>
      <text:p text:style-name="Standard"/>
      <text:p text:style-name="Standard">LAMP Installation: </text:p>
      <text:p text:style-name="Standard"><text:a xlink:type="simple" xlink:href="https://www.digitalocean.com/community/tutorials/how-to-install-linux-apache-mysql-php-lamp-stack-on-ubuntu" text:style-name="Internet_20_link" text:visited-style-name="Visited_20_Internet_20_Link">https://www.digitalocean.com/community/tutorials/how-to-install-linux-apache-mysql-php-lamp-stack-on-ubuntu</text:a></text:p>
      <text:p text:style-name="Standard"/>
      <text:p text:style-name="Standard">Linux file locking explained: </text:p>
      <text:p text:style-name="Standard"><text:a xlink:type="simple" xlink:href="https://www.safaribooksonline.com/library/view/understanding-the-linux/0596005652/ch12s07.html" text:style-name="Internet_20_link" text:visited-style-name="Visited_20_Internet_20_Link">https://www.safaribooksonline.com/library/view/understanding-the-linux/0596005652/ch12s07.html</text:a></text:p>
      <text:p text:style-name="Standard">More file locking:</text:p>
      <text:p text:style-name="Standard"><text:a xlink:type="simple" xlink:href="https://www.kernel.org/doc/Documentation/filesystems/mandatory-locking.txt" text:style-name="Internet_20_link" text:visited-style-name="Visited_20_Internet_20_Link">https://www.kernel.org/doc/Documentation/filesystems/mandatory-locking.txt</text:a></text:p>
      <text:p text:style-name="Standard"><text:a xlink:type="simple" xlink:href="http://stackoverflow.com/questions/1500174/check-if-a-file-is-locked-in-java" text:style-name="Internet_20_link" text:visited-style-name="Visited_20_Internet_20_Link">http://stackoverflow.com/questions/1500174/check-if-a-file-is-locked-in-java</text:a></text:p>
      <text:p text:style-name="Standard"><text:a xlink:type="simple" xlink:href="http://stackoverflow.com/questions/2268997/java-filelock-for-reading-and-writing" text:style-name="Internet_20_link" text:visited-style-name="Visited_20_Internet_20_Link">http://stackoverflow.com/questions/2268997/java-filelock-for-reading-and-writing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3T17:56:36</meta:creation-date>
    <dc:date>2017-02-15T11:24:30</dc:date>
    <meta:editing-duration>P9DT3H40M20S</meta:editing-duration>
    <meta:editing-cycles>15</meta:editing-cycles>
    <meta:generator>OpenOffice/4.1.2$Unix OpenOffice.org_project/412m3$Build-9782</meta:generator>
    <meta:document-statistic meta:table-count="0" meta:image-count="0" meta:object-count="0" meta:page-count="3" meta:paragraph-count="74" meta:word-count="416" meta:character-count="3571"/>
  </office:meta>
</office:document-meta>
</file>